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ailMessage.setSubject( String su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setReplyTo( String reply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MimeMailMessage( MimeMessageHelper mimeMessage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Message.MimeMailMessage( MimeMessage mim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Message.setCc( String 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setBcc( String ... b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getMimeMessag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Message.setSentDate( Date sent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setFrom( String fr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setCc( String ... 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setTo(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setTo( String ...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setBcc( String b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set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meMailMessage.getMim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